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26">
      <style:drawing-page-properties draw:fill="bitmap" draw:fill-image-name="a6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626" draw:master-page-name="Master1-Layout1-title-Titelfolie" presentation:presentation-page-layout-name="Master1-PPL1" draw:id="Slide-256">
        <draw:frame draw:id="id227" presentation:style-name="a627" draw:name="Titel 1" svg:x="3.20254in" svg:y="1.50926in" svg:width="9.37732in" svg:height="2.86111in" presentation:class="title" presentation:placeholder="true">
          <draw:text-box/>
          <svg:title/>
          <svg:desc/>
        </draw:frame>
        <draw:frame draw:id="id228" presentation:style-name="a628" draw:name="Untertitel 2" svg:x="4.93808in" svg:y="4.37037in" svg:width="7.64178in" svg:height="1.51852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el und Inhal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Abschnitts-&#10;überschrift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Zwei Inhalte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Vergleich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Nur Titel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Leer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Inhalt mit Überschrift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Bild mit Überschrift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abild mit Beschriftung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el und Beschriftung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Zitat mit Beschriftung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nskarte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Namenskarte für Zitat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Wahr oder Falsch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el und vertikaler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kaler Titel u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default-style style:family="graphic">
      <style:graphic-properties draw:fill="solid" draw:fill-color="#30acec" draw:opacity="100%" draw:stroke="solid" svg:stroke-width="0.01736in" svg:stroke-color="#207dad" svg:stroke-opacity="100%" svg:stroke-linecap="round"/>
    </style:default-style>
    <draw:fill-image draw:name="a455" xlink:href="media/image1.png" xlink:show="embed" xlink:actuate="onLoad"/>
    <draw:fill-image draw:name="a419" xlink:href="media/image1.png" xlink:show="embed" xlink:actuate="onLoad"/>
    <draw:fill-image draw:name="a39" xlink:href="media/image1.png" xlink:show="embed" xlink:actuate="onLoad"/>
    <draw:fill-image draw:name="a333" xlink:href="media/image1.png" xlink:show="embed" xlink:actuate="onLoad"/>
    <draw:fill-image draw:name="a104" xlink:href="media/image1.png" xlink:show="embed" xlink:actuate="onLoad"/>
    <draw:fill-image draw:name="a481" xlink:href="media/image1.png" xlink:show="embed" xlink:actuate="onLoad"/>
    <draw:fill-image draw:name="a250" xlink:href="media/image1.png" xlink:show="embed" xlink:actuate="onLoad"/>
    <draw:fill-image draw:name="a65" xlink:href="media/image1.png" xlink:show="embed" xlink:actuate="onLoad"/>
    <draw:fill-image draw:name="a290" xlink:href="media/image1.png" xlink:show="embed" xlink:actuate="onLoad"/>
    <draw:fill-image draw:name="a517" xlink:href="media/image1.png" xlink:show="embed" xlink:actuate="onLoad"/>
    <draw:fill-image draw:name="a186" xlink:href="media/image1.png" xlink:show="embed" xlink:actuate="onLoad"/>
    <draw:fill-image draw:name="a625" xlink:href="media/image1.png" xlink:show="embed" xlink:actuate="onLoad"/>
    <draw:fill-image draw:name="a130" xlink:href="media/image1.png" xlink:show="embed" xlink:actuate="onLoad"/>
    <draw:fill-image draw:name="a363" xlink:href="media/image1.png" xlink:show="embed" xlink:actuate="onLoad"/>
    <draw:fill-image draw:name="a0" xlink:href="media/image1.png" xlink:show="embed" xlink:actuate="onLoad"/>
    <draw:fill-image draw:name="a547" xlink:href="media/image1.png" xlink:show="embed" xlink:actuate="onLoad"/>
    <draw:fill-image draw:name="a586" xlink:href="media/image1.png" xlink:show="embed" xlink:actuate="onLoad"/>
    <draw:fill-image draw:name="a393" xlink:href="media/image1.png" xlink:show="embed" xlink:actuate="onLoad"/>
    <draw:fill-image draw:name="a272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bitmap" draw:fill-image-name="a4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draw:fill="solid" draw:fill-color="#262626" draw:opacity="100%" draw:stroke="non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draw:fill="solid" draw:fill-color="#0c5a82" draw:opacity="100%" draw:stroke="none"/>
    </style:style>
    <style:style style:family="graphic" style:name="a102">
      <style:graphic-properties draw:fill="solid" draw:fill-color="#1287c3" draw:opacity="100%" draw:stroke="non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">
      <style:graphic-properties draw:fill="solid" draw:fill-color="#404040" draw:opacity="100%" draw:stroke="non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bitmap" draw:fill-image-name="a1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draw:fill="solid" draw:fill-color="#30acec" draw:opacity="100%" draw:stroke="none"/>
    </style:style>
    <style:style style:family="graphic" style:name="a328">
      <style:graphic-properties draw:fill="solid" draw:fill-color="#595959" draw:opacity="100%" draw:stroke="non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9">
      <style:graphic-properties draw:fill="solid" draw:fill-color="#262626" draw:opacity="100%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solid" draw:fill-color="#30acec" draw:opacity="100%" draw:stroke="non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draw:fill="solid" draw:fill-color="#595959" draw:opacity="100%" draw:stroke="none"/>
    </style:style>
    <style:style style:family="paragraph" style:name="a111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draw:fill="solid" draw:fill-color="#262626" draw:opacity="100%" draw:stroke="none"/>
    </style:style>
    <style:style style:family="graphic" style:name="a98">
      <style:graphic-properties draw:fill="solid" draw:fill-color="#30acec" draw:opacity="100%" draw:stroke="none"/>
    </style:style>
    <style:style style:family="graphic" style:name="a544">
      <style:graphic-properties draw:fill="solid" draw:fill-color="#0c5a82" draw:opacity="100%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">
      <style:graphic-properties draw:fill="solid" draw:fill-color="#595959" draw:opacity="100%" draw:stroke="none"/>
    </style:style>
    <style:style style:family="graphic" style:name="a545">
      <style:graphic-properties draw:fill="solid" draw:fill-color="#1287c3" draw:opacity="100%" draw:stroke="non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draw:fill="solid" draw:fill-color="#404040" draw:opacity="100%" draw:stroke="none"/>
    </style:style>
    <style:style style:family="paragraph" style:name="a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bitmap" draw:fill-image-name="a5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draw:fill="solid" draw:fill-color="#0c5a82" draw:opacity="100%" draw:stroke="non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1">
      <style:graphic-properties draw:fill="solid" draw:fill-color="#1287c3" draw:opacity="100%" draw:stroke="none"/>
    </style:style>
    <style:style style:family="graphic" style:name="a332">
      <style:graphic-properties draw:fill="solid" draw:fill-color="#404040" draw:opacity="100%" draw:stroke="none"/>
    </style:style>
    <style:style style:family="drawing-page" style:name="a334">
      <style:drawing-page-properties draw:fill="bitmap" draw:fill-image-name="a3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draw:fill="solid" draw:fill-color="#30acec" draw:opacity="100%" draw:stroke="non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draw:fill="solid" draw:fill-color="#30acec" draw:opacity="100%" draw:stroke="none"/>
    </style:style>
    <style:style style:family="graphic" style:name="a125">
      <style:graphic-properties draw:fill="solid" draw:fill-color="#595959" draw:opacity="100%" draw:stroke="non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">
      <style:graphic-properties draw:fill="solid" draw:fill-color="#262626" draw:opacity="100%" draw:stroke="none"/>
    </style:style>
    <style:style style:family="paragraph" style:name="a55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draw:fill="solid" draw:fill-color="#0c5a82" draw:opacity="100%" draw:stroke="non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solid" draw:fill-color="#1287c3" draw:opacity="100%" draw:stroke="none"/>
    </style:style>
    <style:style style:family="paragraph" style:name="a23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solid" draw:fill-color="#404040" draw:opacity="100%" draw:stroke="non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draw:fill="solid" draw:fill-color="#595959" draw:opacity="100%" draw:stroke="non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draw:fill="solid" draw:fill-color="#262626" draw:opacity="100%" draw:stroke="none"/>
    </style:style>
    <style:style style:family="graphic" style:name="a452">
      <style:graphic-properties draw:fill="solid" draw:fill-color="#0c5a82" draw:opacity="100%" draw:stroke="none"/>
    </style:style>
    <style:style style:family="graphic" style:name="a453">
      <style:graphic-properties draw:fill="solid" draw:fill-color="#1287c3" draw:opacity="100%" draw:stroke="none"/>
    </style:style>
    <style:style style:family="graphic" style:name="a454">
      <style:graphic-properties draw:fill="solid" draw:fill-color="#404040" draw:opacity="100%" draw:stroke="none"/>
    </style:style>
    <style:style style:family="drawing-page" style:name="a456">
      <style:drawing-page-properties draw:fill="bitmap" draw:fill-image-name="a4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">
      <style:drawing-page-properties draw:fill="bitmap" draw:fill-image-name="a1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>
      <style:graphic-properties draw:fill="solid" draw:fill-color="#30acec" draw:opacity="100%" draw:stroke="none"/>
    </style:style>
    <style:style style:family="graphic" style:name="a245">
      <style:graphic-properties draw:fill="solid" draw:fill-color="#595959" draw:opacity="100%" draw:stroke="none"/>
    </style:style>
    <style:style style:family="graphic" style:name="a246">
      <style:graphic-properties draw:fill="solid" draw:fill-color="#262626" draw:opacity="100%" draw:stroke="none"/>
    </style:style>
    <style:style style:family="graphic" style:name="a247">
      <style:graphic-properties draw:fill="solid" draw:fill-color="#0c5a82" draw:opacity="100%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">
      <style:graphic-properties draw:fill="solid" draw:fill-color="#1287c3" draw:opacity="100%" draw:stroke="non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draw:fill="solid" draw:fill-color="#404040" draw:opacity="100%" draw:stroke="non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draw:fill="solid" draw:fill-color="#30acec" draw:opacity="100%" draw:stroke="none"/>
    </style:style>
    <style:style style:family="graphic" style:name="a358">
      <style:graphic-properties draw:fill="solid" draw:fill-color="#595959" draw:opacity="100%" draw:stroke="non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9">
      <style:graphic-properties draw:fill="solid" draw:fill-color="#262626" draw:opacity="100%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bitmap" draw:fill-image-name="a2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draw:fill="solid" draw:fill-color="#0c5a82" draw:opacity="100%" draw:stroke="non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draw:fill="solid" draw:fill-color="#1287c3" draw:opacity="100%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2">
      <style:graphic-properties draw:fill="solid" draw:fill-color="#404040" draw:opacity="100%" draw:stroke="none"/>
    </style:style>
    <style:style style:family="drawing-page" style:name="a364">
      <style:drawing-page-properties draw:fill="bitmap" draw:fill-image-name="a3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solid" draw:fill-color="#30acec" draw:opacity="100%" draw:stroke="none"/>
    </style:style>
    <style:style style:family="graphic" style:name="a476">
      <style:graphic-properties draw:fill="solid" draw:fill-color="#595959" draw:opacity="100%" draw:stroke="none"/>
    </style:style>
    <style:style style:family="graphic" style:name="a477">
      <style:graphic-properties draw:fill="solid" draw:fill-color="#262626" draw:opacity="100%" draw:stroke="none"/>
    </style:style>
    <style:style style:family="graphic" style:name="a478">
      <style:graphic-properties draw:fill="solid" draw:fill-color="#0c5a82" draw:opacity="100%" draw:stroke="none"/>
    </style:style>
    <style:style style:family="graphic" style:name="a580">
      <style:graphic-properties draw:fill="solid" draw:fill-color="#30acec" draw:opacity="100%" draw:stroke="none"/>
    </style:style>
    <style:style style:family="paragraph" style:name="a15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draw:fill="solid" draw:fill-color="#595959" draw:opacity="100%" draw:stroke="none"/>
    </style:style>
    <style:style style:family="graphic" style:name="a479">
      <style:graphic-properties draw:fill="solid" draw:fill-color="#1287c3" draw:opacity="100%" draw:stroke="none"/>
    </style:style>
    <style:style style:family="graphic" style:name="a582">
      <style:graphic-properties draw:fill="solid" draw:fill-color="#262626" draw:opacity="100%" draw:stroke="non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3">
      <style:graphic-properties draw:fill="solid" draw:fill-color="#0c5a82" draw:opacity="100%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draw:fill="solid" draw:fill-color="#1287c3" draw:opacity="100%" draw:stroke="none"/>
    </style:style>
    <style:style style:family="paragraph" style:name="a15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draw:fill="solid" draw:fill-color="#404040" draw:opacity="100%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bitmap" draw:fill-image-name="a5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6">
      <style:graphic-properties draw:fill="solid" draw:fill-color="#30acec" draw:opacity="100%" draw:stroke="none"/>
    </style:style>
    <style:style style:family="graphic" style:name="a267">
      <style:graphic-properties draw:fill="solid" draw:fill-color="#595959" draw:opacity="100%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draw:fill="solid" draw:fill-color="#262626" draw:opacity="100%" draw:stroke="none"/>
    </style:style>
    <style:style style:family="paragraph" style:name="a37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draw:fill="solid" draw:fill-color="#0c5a82" draw:opacity="100%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draw:fill="solid" draw:fill-color="#404040" draw:opacity="100%" draw:stroke="non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bitmap" draw:fill-image-name="a4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draw:fill="solid" draw:fill-color="#1287c3" draw:opacity="100%" draw:stroke="none"/>
    </style:style>
    <style:style style:family="paragraph" style:name="a59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draw:fill="solid" draw:fill-color="#404040" draw:opacity="100%" draw:stroke="non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3">
      <style:drawing-page-properties draw:fill="bitmap" draw:fill-image-name="a2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7">
      <style:graphic-properties draw:fill="solid" draw:fill-color="#30acec" draw:opacity="100%" draw:stroke="none"/>
    </style:style>
    <style:style style:family="graphic" style:name="a388">
      <style:graphic-properties draw:fill="solid" draw:fill-color="#595959" draw:opacity="100%" draw:stroke="non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draw:fill="solid" draw:fill-color="#262626" draw:opacity="100%" draw:stroke="none"/>
    </style:style>
    <style:style style:family="paragraph" style:name="a4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4">
      <style:graphic-properties draw:fill="solid" draw:fill-color="#30acec" draw:opacity="100%" draw:stroke="none"/>
    </style:style>
    <style:style style:family="graphic" style:name="a285">
      <style:graphic-properties draw:fill="solid" draw:fill-color="#595959" draw:opacity="100%" draw:stroke="none"/>
    </style:style>
    <style:style style:family="graphic" style:name="a286">
      <style:graphic-properties draw:fill="solid" draw:fill-color="#262626" draw:opacity="100%" draw:stroke="none"/>
    </style:style>
    <style:style style:family="graphic" style:name="a287">
      <style:graphic-properties draw:fill="solid" draw:fill-color="#0c5a82" draw:opacity="100%" draw:stroke="none"/>
    </style:style>
    <style:style style:family="graphic" style:name="a390">
      <style:graphic-properties draw:fill="solid" draw:fill-color="#0c5a82" draw:opacity="100%" draw:stroke="none"/>
    </style:style>
    <style:style style:family="graphic" style:name="a288">
      <style:graphic-properties draw:fill="solid" draw:fill-color="#1287c3" draw:opacity="100%" draw:stroke="none"/>
    </style:style>
    <style:style style:family="graphic" style:name="a391">
      <style:graphic-properties draw:fill="solid" draw:fill-color="#1287c3" draw:opacity="100%" draw:stroke="none"/>
    </style:style>
    <style:style style:family="graphic" style:name="a289">
      <style:graphic-properties draw:fill="solid" draw:fill-color="#404040" draw:opacity="100%" draw:stroke="none"/>
    </style:style>
    <style:style style:family="graphic" style:name="a392">
      <style:graphic-properties draw:fill="solid" draw:fill-color="#404040" draw:opacity="100%" draw:stroke="none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solid" draw:fill-color="#30acec" draw:opacity="100%" draw:stroke="none"/>
    </style:style>
    <style:style style:family="graphic" style:name="a181">
      <style:graphic-properties draw:fill="solid" draw:fill-color="#595959" draw:opacity="100%" draw:stroke="none"/>
    </style:style>
    <style:style style:family="graphic" style:name="a182">
      <style:graphic-properties draw:fill="solid" draw:fill-color="#262626" draw:opacity="100%" draw:stroke="none"/>
    </style:style>
    <style:style style:family="graphic" style:name="a183">
      <style:graphic-properties draw:fill="solid" draw:fill-color="#0c5a82" draw:opacity="100%" draw:stroke="none"/>
    </style:style>
    <style:style style:family="graphic" style:name="a184">
      <style:graphic-properties draw:fill="solid" draw:fill-color="#1287c3" draw:opacity="100%" draw:stroke="none"/>
    </style:style>
    <style:style style:family="graphic" style:name="a185">
      <style:graphic-properties draw:fill="solid" draw:fill-color="#404040" draw:opacity="100%" draw:stroke="none"/>
    </style:style>
    <style:style style:family="drawing-page" style:name="a187">
      <style:drawing-page-properties draw:fill="bitmap" draw:fill-image-name="a1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1">
      <style:drawing-page-properties draw:fill="bitmap" draw:fill-image-name="a2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solid" draw:fill-color="#30acec" draw:opacity="100%" draw:stroke="none"/>
    </style:style>
    <style:style style:family="graphic" style:name="a34">
      <style:graphic-properties draw:fill="solid" draw:fill-color="#595959" draw:opacity="100%" draw:stroke="none"/>
    </style:style>
    <style:style style:family="graphic" style:name="a35">
      <style:graphic-properties draw:fill="solid" draw:fill-color="#262626" draw:opacity="100%" draw:stroke="none"/>
    </style:style>
    <style:style style:family="graphic" style:name="a36">
      <style:graphic-properties draw:fill="solid" draw:fill-color="#0c5a82" draw:opacity="100%" draw:stroke="none"/>
    </style:style>
    <style:style style:family="graphic" style:name="a37">
      <style:graphic-properties draw:fill="solid" draw:fill-color="#1287c3" draw:opacity="100%" draw:stroke="none"/>
    </style:style>
    <style:style style:family="graphic" style:name="a38">
      <style:graphic-properties draw:fill="solid" draw:fill-color="#404040" draw:opacity="100%" draw:stroke="none"/>
    </style:style>
    <style:style style:family="drawing-page" style:name="a40">
      <style:drawing-page-properties draw:fill="bitmap" draw:fill-image-name="a39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draw:fill="solid" draw:fill-color="#30acec" draw:opacity="100%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9">
      <style:graphic-properties draw:fill="solid" draw:fill-color="#30acec" draw:opacity="100%" draw:stroke="none"/>
    </style:style>
    <style:style style:family="paragraph" style:name="a40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solid" draw:fill-color="#595959" draw:opacity="100%" draw:stroke="non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solid" draw:fill-color="#262626" draw:opacity="100%" draw:stroke="non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solid" draw:fill-color="#0c5a82" draw:opacity="100%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solid" draw:fill-color="#1287c3" draw:opacity="100%" draw:stroke="non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solid" draw:fill-color="#404040" draw:opacity="100%" draw:stroke="non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30acec" draw:opacity="100%" draw:stroke="none"/>
    </style:style>
    <style:style style:family="drawing-page" style:name="a66">
      <style:drawing-page-properties draw:fill="bitmap" draw:fill-image-name="a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2">
      <style:graphic-properties draw:fill="solid" draw:fill-color="#595959" draw:opacity="100%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draw:fill="solid" draw:fill-color="#262626" draw:opacity="100%" draw:stroke="non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draw:fill="solid" draw:fill-color="#0c5a82" draw:opacity="100%" draw:stroke="none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draw:fill="solid" draw:fill-color="#1287c3" draw:opacity="100%" draw:stroke="none"/>
    </style:style>
    <style:style style:family="graphic" style:name="a516">
      <style:graphic-properties draw:fill="solid" draw:fill-color="#404040" draw:opacity="100%" draw:stroke="none"/>
    </style:style>
    <style:style style:family="drawing-page" style:name="a518">
      <style:drawing-page-properties draw:fill="bitmap" draw:fill-image-name="a5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0">
      <style:graphic-properties draw:fill="solid" draw:fill-color="#595959" draw:opacity="100%" draw:stroke="non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draw:fill="solid" draw:fill-color="#262626" draw:opacity="100%" draw:stroke="none"/>
    </style:style>
    <style:style style:family="graphic" style:name="a622">
      <style:graphic-properties draw:fill="solid" draw:fill-color="#0c5a82" draw:opacity="100%" draw:stroke="none"/>
    </style:style>
    <style:style style:family="graphic" style:name="a623">
      <style:graphic-properties draw:fill="solid" draw:fill-color="#1287c3" draw:opacity="100%" draw:stroke="none"/>
    </style:style>
    <style:style style:family="graphic" style:name="a624">
      <style:graphic-properties draw:fill="solid" draw:fill-color="#404040" draw:opacity="100%" draw:stroke="none"/>
    </style:style>
    <style:style style:family="paragraph" style:name="a30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3">
      <style:graphic-properties draw:fill="solid" draw:fill-color="#30acec" draw:opacity="100%" draw:stroke="none"/>
    </style:style>
    <style:style style:family="graphic" style:name="a414">
      <style:graphic-properties draw:fill="solid" draw:fill-color="#595959" draw:opacity="100%" draw:stroke="non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5">
      <style:graphic-properties draw:fill="solid" draw:fill-color="#262626" draw:opacity="100%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solid" draw:fill-color="#0c5a82" draw:opacity="100%" draw:stroke="none"/>
    </style:style>
    <style:style style:family="paragraph" style:name="a7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draw:fill="solid" draw:fill-color="#1287c3" draw:opacity="100%" draw:stroke="none"/>
    </style:style>
    <style:style style:family="graphic" style:name="a418">
      <style:graphic-properties draw:fill="solid" draw:fill-color="#404040" draw:opacity="100%" draw:stroke="non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6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1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0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9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0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0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3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Titelmasterformat durch Klicken bearbeiten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Formatvorlagen des Textmasters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10.64376in" svg:y="6.43403in" svg:width="1.2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4" presentation:style-name="a29" draw:name="Footer Placeholder 4" svg:x="2.81308in" svg:y="6.43403in" svg:width="7.7473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9771in" svg:y="6.43403in" svg:width="0.60276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elfolie" style:page-layout-name="pageLayout1" draw:style-name="a40">
      <draw:g draw:name="Group 18" draw:id="id12">
        <svg:title/>
        <svg:desc/>
        <draw:custom-shape svg:x="1.07639in" svg:y="-0.00521in" svg:width="1.16319in" svg:height="3.0434in" draw:id="id18" draw:style-name="a59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19" draw:style-name="a60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0" draw:style-name="a61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1" draw:style-name="a62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2" draw:style-name="a63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3" draw:style-name="a64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" presentation:style-name="a44" draw:name="Title 1" svg:x="3.20254in" svg:y="1.50926in" svg:width="9.37732in" svg:height="2.86111in" presentation:class="title" presentation:placeholder="false">
        <draw:text-box>
          <text:p text:style-name="a43" text:class-names="" text:cond-style-name=""><text:span text:style-name="a41" text:class-names="">Titelmasterformat durch Klicken bearbeiten</text:span><text:span text:style-name="a42" text:class-names=""/></text:p>
        </draw:text-box>
        <svg:title/>
        <svg:desc/>
      </draw:frame>
      <draw:frame draw:id="id14" presentation:style-name="a48" draw:name="Subtitle 2" svg:x="4.93808in" svg:y="4.37037in" svg:width="7.64178in" svg:height="1.51852in" presentation:class="subtitle" presentation:placeholder="false">
        <draw:text-box>
          <text:p text:style-name="a47" text:class-names="" text:cond-style-name=""><text:span text:style-name="a45" text:class-names="">Formatvorlage des Untertitelmasters durch Klicken bearbeiten</text:span><text:span text:style-name="a46" text:class-names=""/></text:p>
        </draw:text-box>
        <svg:title/>
        <svg:desc/>
      </draw:frame>
      <draw:frame draw:id="id15" presentation:style-name="a52" draw:name="Date Placeholder 3" svg:x="10.64376in" svg:y="6.43403in" svg:width="1.25in" svg:height="0.39931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1/1/2000</text:date></text:span></text:p>
        </draw:text-box>
        <svg:title/>
        <svg:desc/>
      </draw:frame>
      <draw:frame draw:id="id16" presentation:style-name="a55" draw:name="Footer Placeholder 4" svg:x="5.8316in" svg:y="6.43403in" svg:width="4.72883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7" presentation:style-name="a58" draw:name="Slide Number Placeholder 5" svg:x="11.9771in" svg:y="6.43403in" svg:width="0.60276in" svg:height="0.39931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el-und-Inhalt" style:page-layout-name="pageLayout1" draw:style-name="a66">
      <draw:g draw:name="Group 6" draw:id="id24">
        <svg:title/>
        <svg:desc/>
        <draw:custom-shape svg:x="0.5in" svg:y="0in" svg:width="1.22743in" svg:height="5.82813in" draw:id="id30" draw:layer="Master1-bg" draw:style-name="a98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31" draw:layer="Master1-bg" draw:style-name="a99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32" draw:layer="Master1-bg" draw:style-name="a100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33" draw:layer="Master1-bg" draw:style-name="a101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34" draw:layer="Master1-bg" draw:style-name="a102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35" draw:layer="Master1-bg" draw:style-name="a103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5" presentation:style-name="a70" draw:name="Title 1" svg:x="1.62326in" svg:y="0.75in" svg:width="10.9566in" svg:height="1.91667in" presentation:class="title" presentation:placeholder="false">
        <draw:text-box>
          <text:p text:style-name="a69" text:class-names="" text:cond-style-name=""><text:span text:style-name="a67" text:class-names="">Titelmasterformat durch Klicken bearbeiten</text:span><text:span text:style-name="a68" text:class-names=""/></text:p>
        </draw:text-box>
        <svg:title/>
        <svg:desc/>
      </draw:frame>
      <draw:frame draw:id="id26" presentation:style-name="a87" draw:name="Content Placeholder 2" svg:x="1.62326in" svg:y="2.91667in" svg:width="10.9566in" svg:height="3.41667in" presentation:class="object" presentation:placeholder="false">
        <draw:text-box>
          <text:list text:style-name="a73">
            <text:list-item>
              <text:p text:style-name="a72" text:class-names="" text:cond-style-name=""><text:span text:style-name="a71" text:class-names="">Formatvorlagen des Textmasters bearbeiten</text:span></text:p>
            </text:list-item>
          </text:list>
          <text:list text:style-name="a76">
            <text:list-item>
              <text:list text:style-name="a76">
                <text:list-item>
                  <text:p text:style-name="a75" text:class-names="" text:cond-style-name=""><text:span text:style-name="a74" text:class-names="">Zweite Ebene</text:span></text:p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p text:style-name="a78" text:class-names="" text:cond-style-name=""><text:span text:style-name="a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p text:style-name="a81" text:class-names="" text:cond-style-name=""><text:span text:style-name="a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3" text:class-names="">Fünfte Ebene</text:span><text:span text:style-name="a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91" draw:name="Date Placeholder 3" svg:x="10.64376in" svg:y="6.43403in" svg:width="1.25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1/1/2000</text:date></text:span></text:p>
        </draw:text-box>
        <svg:title/>
        <svg:desc/>
      </draw:frame>
      <draw:frame draw:id="id28" presentation:style-name="a94" draw:name="Footer Placeholder 4" svg:x="2.81308in" svg:y="6.43403in" svg:width="7.74735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9" presentation:style-name="a97" draw:name="Slide Number Placeholder 5" svg:x="11.9771in" svg:y="6.41637in" svg:width="0.60276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Abschnitts-&#10;überschrift" style:page-layout-name="pageLayout1" draw:style-name="a105">
      <draw:g draw:name="Group 6" draw:id="id36">
        <svg:title/>
        <svg:desc/>
        <draw:custom-shape svg:x="0.5in" svg:y="0in" svg:width="1.22743in" svg:height="5.82813in" draw:id="id42" draw:layer="Master1-bg" draw:style-name="a12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43" draw:layer="Master1-bg" draw:style-name="a12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44" draw:layer="Master1-bg" draw:style-name="a12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45" draw:layer="Master1-bg" draw:style-name="a12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46" draw:layer="Master1-bg" draw:style-name="a12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47" draw:layer="Master1-bg" draw:style-name="a12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7" presentation:style-name="a109" draw:name="Title 1" svg:x="2.81308in" svg:y="2.91667in" svg:width="9.76678in" svg:height="2.30794in" presentation:class="title" presentation:placeholder="false">
        <draw:text-box>
          <text:p text:style-name="a108" text:class-names="" text:cond-style-name=""><text:span text:style-name="a106" text:class-names="">Titelmasterformat durch Klicken bearbeiten</text:span><text:span text:style-name="a107" text:class-names=""/></text:p>
        </draw:text-box>
        <svg:title/>
        <svg:desc/>
      </draw:frame>
      <draw:frame draw:id="id38" presentation:style-name="a113" draw:name="Text Placeholder 2" svg:x="2.81308in" svg:y="5.22461in" svg:width="9.76678in" svg:height="0.94094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Formatvorlagen des Textmasters bearbeiten</text:span></text:p>
            </text:list-item>
          </text:list>
        </draw:text-box>
        <svg:title/>
        <svg:desc/>
      </draw:frame>
      <draw:frame draw:id="id39" presentation:style-name="a117" draw:name="Date Placeholder 3" svg:x="10.64376in" svg:y="6.43403in" svg:width="1.25in" svg:height="0.39931in" presentation:class="date-time" presentation:placeholder="false">
        <draw:text-box>
          <text:p text:style-name="a116" text:class-names="" text:cond-style-name=""><text:span text:style-name="a114" text:class-names=""><text:date text:fixed="false" style:data-style-name="a115">1/1/2000</text:date></text:span></text:p>
        </draw:text-box>
        <svg:title/>
        <svg:desc/>
      </draw:frame>
      <draw:frame draw:id="id40" presentation:style-name="a120" draw:name="Footer Placeholder 4" svg:x="2.81308in" svg:y="6.43403in" svg:width="7.74735in" svg:height="0.39931in" presentation:class="footer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41" presentation:style-name="a123" draw:name="Slide Number Placeholder 5" svg:x="11.9771in" svg:y="6.43403in" svg:width="0.60276in" svg:height="0.39931in" presentation:class="page-number" presentation:placeholder="false">
        <draw:text-box>
          <text:p text:style-name="a122" text:class-names="" text:cond-style-name=""><text:span text:style-name="a12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Zwei-Inhalte" style:page-layout-name="pageLayout1" draw:style-name="a131">
      <draw:g draw:name="Group 6" draw:id="id48">
        <svg:title/>
        <svg:desc/>
        <draw:custom-shape svg:x="0.5in" svg:y="0in" svg:width="1.22743in" svg:height="5.82813in" draw:id="id55" draw:layer="Master1-bg" draw:style-name="a18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56" draw:layer="Master1-bg" draw:style-name="a18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57" draw:layer="Master1-bg" draw:style-name="a18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58" draw:layer="Master1-bg" draw:style-name="a18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59" draw:layer="Master1-bg" draw:style-name="a18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60" draw:layer="Master1-bg" draw:style-name="a18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9" presentation:style-name="a135" draw:name="Title 1" svg:x="1.62326in" svg:y="0.75in" svg:width="10.9566in" svg:height="1.91667in" presentation:class="title" presentation:placeholder="false">
        <draw:text-box>
          <text:p text:style-name="a134" text:class-names="" text:cond-style-name=""><text:span text:style-name="a132" text:class-names="">Titelmasterformat durch Klicken bearbeiten</text:span><text:span text:style-name="a133" text:class-names=""/></text:p>
        </draw:text-box>
        <svg:title/>
        <svg:desc/>
      </draw:frame>
      <draw:frame draw:id="id50" presentation:style-name="a152" draw:name="Content Placeholder 2" svg:x="1.62326in" svg:y="2.91667in" svg:width="5.3533in" svg:height="3.41667in" presentation:class="object" presentation:placeholder="false">
        <draw:text-box>
          <text:list text:style-name="a138">
            <text:list-item>
              <text:p text:style-name="a137" text:class-names="" text:cond-style-name=""><text:span text:style-name="a136" text:class-names="">Formatvorlagen des Textmasters bearbeiten</text:span></text:p>
            </text:list-item>
          </text:list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Zweite Ebene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8" text:class-names="">Fünfte Ebene</text:span><text:span text:style-name="a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169" draw:name="Content Placeholder 3" svg:x="7.22656in" svg:y="2.91667in" svg:width="5.3533in" svg:height="3.41667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Formatvorlagen des Textmasters bearbeiten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Zweite Ebene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list text:style-name="a168">
                            <text:list-item>
                              <text:p text:style-name="a167" text:class-names="" text:cond-style-name=""><text:span text:style-name="a165" text:class-names="">Fünfte Ebene</text:span><text:span text:style-name="a1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73" draw:name="Date Placeholder 4" svg:x="10.64376in" svg:y="6.43403in" svg:width="1.25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1/1/2000</text:date></text:span></text:p>
        </draw:text-box>
        <svg:title/>
        <svg:desc/>
      </draw:frame>
      <draw:frame draw:id="id53" presentation:style-name="a176" draw:name="Footer Placeholder 5" svg:x="2.81308in" svg:y="6.43403in" svg:width="7.7473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4" presentation:style-name="a179" draw:name="Slide Number Placeholder 6" svg:x="11.9771in" svg:y="6.43403in" svg:width="0.60276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Vergleich" style:page-layout-name="pageLayout1" draw:style-name="a187">
      <draw:g draw:name="Group 6" draw:id="id61">
        <svg:title/>
        <svg:desc/>
        <draw:custom-shape svg:x="0.5in" svg:y="0in" svg:width="1.22743in" svg:height="5.82813in" draw:id="id70" draw:layer="Master1-bg" draw:style-name="a24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1" draw:layer="Master1-bg" draw:style-name="a24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72" draw:layer="Master1-bg" draw:style-name="a24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73" draw:layer="Master1-bg" draw:style-name="a24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74" draw:layer="Master1-bg" draw:style-name="a24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75" draw:layer="Master1-bg" draw:style-name="a24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62" presentation:style-name="a191" draw:name="Title 1" svg:x="1.62326in" svg:y="0.75in" svg:width="10.9566in" svg:height="1.91667in" presentation:class="title" presentation:placeholder="false">
        <draw:text-box>
          <text:p text:style-name="a190" text:class-names="" text:cond-style-name=""><text:span text:style-name="a188" text:class-names="">Titelmasterformat durch Klicken bearbeiten</text:span><text:span text:style-name="a189" text:class-names=""/></text:p>
        </draw:text-box>
        <svg:title/>
        <svg:desc/>
      </draw:frame>
      <draw:frame draw:id="id63" presentation:style-name="a195" draw:name="Text Placeholder 2" svg:x="1.93808in" svg:y="2.90741in" svg:width="5.03848in" svg:height="0.63021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Formatvorlagen des Textmasters bearbeiten</text:span></text:p>
            </text:list-item>
          </text:list>
        </draw:text-box>
        <svg:title/>
        <svg:desc/>
      </draw:frame>
      <draw:frame draw:id="id64" presentation:style-name="a212" draw:name="Content Placeholder 3" svg:x="1.62326in" svg:y="3.64757in" svg:width="5.3533in" svg:height="2.68576in" presentation:class="object" presentation:placeholder="false">
        <draw:text-box>
          <text:list text:style-name="a198">
            <text:list-item>
              <text:p text:style-name="a197" text:class-names="" text:cond-style-name=""><text:span text:style-name="a196" text:class-names="">Formatvorlagen des Textmasters bearbeiten</text:span></text:p>
            </text:list-item>
          </text:list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Zweite Ebene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8" text:class-names="">Fünfte Ebene</text:span><text:span text:style-name="a2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16" draw:name="Text Placeholder 4" svg:x="7.52459in" svg:y="2.91667in" svg:width="5.05527in" svg:height="0.63021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Formatvorlagen des Textmasters bearbeiten</text:span></text:p>
            </text:list-item>
          </text:list>
        </draw:text-box>
        <svg:title/>
        <svg:desc/>
      </draw:frame>
      <draw:frame draw:id="id66" presentation:style-name="a233" draw:name="Content Placeholder 5" svg:x="7.22656in" svg:y="3.64757in" svg:width="5.3533in" svg:height="2.68576in" presentation:class="object" presentation:placeholder="false">
        <draw:text-box>
          <text:list text:style-name="a219">
            <text:list-item>
              <text:p text:style-name="a218" text:class-names="" text:cond-style-name=""><text:span text:style-name="a217" text:class-names="">Formatvorlagen des Textmasters bearbeiten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Zweite Ebene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29" text:class-names="">Fünfte Ebene</text:span><text:span text:style-name="a2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7" draw:name="Date Placeholder 6" svg:x="10.64376in" svg:y="6.43403in" svg:width="1.25in" svg:height="0.39931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1/1/2000</text:date></text:span></text:p>
        </draw:text-box>
        <svg:title/>
        <svg:desc/>
      </draw:frame>
      <draw:frame draw:id="id68" presentation:style-name="a240" draw:name="Footer Placeholder 7" svg:x="2.81308in" svg:y="6.43403in" svg:width="7.74735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69" presentation:style-name="a243" draw:name="Slide Number Placeholder 8" svg:x="11.9771in" svg:y="6.43403in" svg:width="0.60276in" svg:height="0.39931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Nur-Titel" style:page-layout-name="pageLayout1" draw:style-name="a251">
      <draw:g draw:name="Group 6" draw:id="id76">
        <svg:title/>
        <svg:desc/>
        <draw:custom-shape svg:x="0.5in" svg:y="0in" svg:width="1.22743in" svg:height="5.82813in" draw:id="id81" draw:layer="Master1-bg" draw:style-name="a266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82" draw:layer="Master1-bg" draw:style-name="a267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3" draw:layer="Master1-bg" draw:style-name="a268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84" draw:layer="Master1-bg" draw:style-name="a269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85" draw:layer="Master1-bg" draw:style-name="a270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86" draw:layer="Master1-bg" draw:style-name="a271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77" presentation:style-name="a255" draw:name="Title 1" svg:x="1.62326in" svg:y="0.75in" svg:width="10.9566in" svg:height="1.91667in" presentation:class="title" presentation:placeholder="false">
        <draw:text-box>
          <text:p text:style-name="a254" text:class-names="" text:cond-style-name=""><text:span text:style-name="a252" text:class-names="">Titelmasterformat durch Klicken bearbeiten</text:span><text:span text:style-name="a253" text:class-names=""/></text:p>
        </draw:text-box>
        <svg:title/>
        <svg:desc/>
      </draw:frame>
      <draw:frame draw:id="id78" presentation:style-name="a259" draw:name="Date Placeholder 2" svg:x="10.64376in" svg:y="6.43403in" svg:width="1.25in" svg:height="0.39931in" presentation:class="date-time" presentation:placeholder="false">
        <draw:text-box>
          <text:p text:style-name="a258" text:class-names="" text:cond-style-name=""><text:span text:style-name="a256" text:class-names=""><text:date text:fixed="false" style:data-style-name="a257">1/1/2000</text:date></text:span></text:p>
        </draw:text-box>
        <svg:title/>
        <svg:desc/>
      </draw:frame>
      <draw:frame draw:id="id79" presentation:style-name="a262" draw:name="Footer Placeholder 3" svg:x="2.81308in" svg:y="6.43403in" svg:width="7.74735in" svg:height="0.39931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80" presentation:style-name="a265" draw:name="Slide Number Placeholder 4" svg:x="11.9771in" svg:y="6.43403in" svg:width="0.60276in" svg:height="0.39931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Leer" style:page-layout-name="pageLayout1" draw:style-name="a273">
      <draw:g draw:name="Group 6" draw:id="id87">
        <svg:title/>
        <svg:desc/>
        <draw:custom-shape svg:x="0.5in" svg:y="0in" svg:width="1.22743in" svg:height="5.82813in" draw:id="id91" draw:layer="Master1-bg" draw:style-name="a28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92" draw:layer="Master1-bg" draw:style-name="a28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93" draw:layer="Master1-bg" draw:style-name="a28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4" draw:layer="Master1-bg" draw:style-name="a28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95" draw:layer="Master1-bg" draw:style-name="a28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96" draw:layer="Master1-bg" draw:style-name="a28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88" presentation:style-name="a277" draw:name="Date Placeholder 1" svg:x="10.64376in" svg:y="6.43403in" svg:width="1.25in" svg:height="0.39931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1/1/2000</text:date></text:span></text:p>
        </draw:text-box>
        <svg:title/>
        <svg:desc/>
      </draw:frame>
      <draw:frame draw:id="id89" presentation:style-name="a280" draw:name="Footer Placeholder 2" svg:x="2.81308in" svg:y="6.43403in" svg:width="7.74735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90" presentation:style-name="a283" draw:name="Slide Number Placeholder 3" svg:x="11.9771in" svg:y="6.43403in" svg:width="0.60276in" svg:height="0.39931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Inhalt-mit-Überschrift" style:page-layout-name="pageLayout1" draw:style-name="a291">
      <draw:g draw:name="Group 6" draw:id="id97">
        <svg:title/>
        <svg:desc/>
        <draw:custom-shape svg:x="0.5in" svg:y="0in" svg:width="1.22743in" svg:height="5.82813in" draw:id="id104" draw:layer="Master1-bg" draw:style-name="a32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05" draw:layer="Master1-bg" draw:style-name="a32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06" draw:layer="Master1-bg" draw:style-name="a32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07" draw:layer="Master1-bg" draw:style-name="a33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8" draw:layer="Master1-bg" draw:style-name="a33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09" draw:layer="Master1-bg" draw:style-name="a33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8" presentation:style-name="a295" draw:name="Title 1" svg:x="1.62326in" svg:y="1.75in" svg:width="3.88137in" svg:height="1.5in" presentation:class="title" presentation:placeholder="false">
        <draw:text-box>
          <text:p text:style-name="a294" text:class-names="" text:cond-style-name=""><text:span text:style-name="a292" text:class-names="">Titelmasterformat durch Klicken bearbeiten</text:span><text:span text:style-name="a293" text:class-names=""/></text:p>
        </draw:text-box>
        <svg:title/>
        <svg:desc/>
      </draw:frame>
      <draw:frame draw:id="id99" presentation:style-name="a312" draw:name="Content Placeholder 2" svg:x="5.75463in" svg:y="0.75in" svg:width="6.82523in" svg:height="5.58333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Formatvorlagen des Textmasters bearbeiten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Zweite Ebene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8" text:class-names="">Fünfte Ebene</text:span><text:span text:style-name="a3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16" draw:name="Text Placeholder 3" svg:x="1.62326in" svg:y="3.25in" svg:width="3.88137in" svg:height="2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Formatvorlagen des Textmasters bearbeiten</text:span></text:p>
            </text:list-item>
          </text:list>
        </draw:text-box>
        <svg:title/>
        <svg:desc/>
      </draw:frame>
      <draw:frame draw:id="id101" presentation:style-name="a320" draw:name="Date Placeholder 4" svg:x="10.64376in" svg:y="6.43403in" svg:width="1.25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/1/2000</text:date></text:span></text:p>
        </draw:text-box>
        <svg:title/>
        <svg:desc/>
      </draw:frame>
      <draw:frame draw:id="id102" presentation:style-name="a323" draw:name="Footer Placeholder 5" svg:x="2.81308in" svg:y="6.43403in" svg:width="7.74735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103" presentation:style-name="a326" draw:name="Slide Number Placeholder 6" svg:x="11.9771in" svg:y="6.43403in" svg:width="0.60276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Bild-mit-Überschrift" style:page-layout-name="pageLayout1" draw:style-name="a334">
      <draw:g draw:name="Group 6" draw:id="id110">
        <svg:title/>
        <svg:desc/>
        <draw:custom-shape svg:x="0.5in" svg:y="0in" svg:width="1.22743in" svg:height="5.82813in" draw:id="id117" draw:layer="Master1-bg" draw:style-name="a35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18" draw:layer="Master1-bg" draw:style-name="a35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19" draw:layer="Master1-bg" draw:style-name="a35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20" draw:layer="Master1-bg" draw:style-name="a36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21" draw:layer="Master1-bg" draw:style-name="a36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22" draw:layer="Master1-bg" draw:style-name="a36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1" presentation:style-name="a338" draw:name="Title 1" svg:x="1.62153in" svg:y="1.91667in" svg:width="5.93412in" svg:height="1.5in" presentation:class="title" presentation:placeholder="false">
        <draw:text-box>
          <text:p text:style-name="a337" text:class-names="" text:cond-style-name=""><text:span text:style-name="a335" text:class-names="">Titelmasterformat durch Klicken bearbeiten</text:span><text:span text:style-name="a336" text:class-names=""/></text:p>
        </draw:text-box>
        <svg:title/>
        <svg:desc/>
      </draw:frame>
      <draw:frame draw:id="id112" presentation:style-name="a342" draw:name="Picture Placeholder 2" svg:x="8.30565in" svg:y="1in" svg:width="3.58812in" svg:height="5in" presentation:class="graphic" presentation:placeholder="false">
        <draw:text-box>
          <text:p text:style-name="a341" text:class-names="" text:cond-style-name=""><text:span text:style-name="a339" text:class-names="">Bild durch Klicken auf Symbol hinzufügen</text:span><text:span text:style-name="a340" text:class-names=""/></text:p>
        </draw:text-box>
        <svg:title/>
        <svg:desc/>
      </draw:frame>
      <draw:frame draw:id="id113" presentation:style-name="a346" draw:name="Text Placeholder 3" svg:x="1.62153in" svg:y="3.41667in" svg:width="5.93412in" svg:height="2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Formatvorlagen des Textmasters bearbeiten</text:span></text:p>
            </text:list-item>
          </text:list>
        </draw:text-box>
        <svg:title/>
        <svg:desc/>
      </draw:frame>
      <draw:frame draw:id="id114" presentation:style-name="a350" draw:name="Date Placeholder 4" svg:x="10.64376in" svg:y="6.43403in" svg:width="1.25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/1/2000</text:date></text:span></text:p>
        </draw:text-box>
        <svg:title/>
        <svg:desc/>
      </draw:frame>
      <draw:frame draw:id="id115" presentation:style-name="a353" draw:name="Footer Placeholder 5" svg:x="2.81308in" svg:y="6.43403in" svg:width="7.7473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116" presentation:style-name="a356" draw:name="Slide Number Placeholder 6" svg:x="11.9771in" svg:y="6.43403in" svg:width="0.60276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abild-mit-Beschriftung" style:page-layout-name="pageLayout1" draw:style-name="a364">
      <draw:g draw:name="Group 6" draw:id="id123">
        <svg:title/>
        <svg:desc/>
        <draw:custom-shape svg:x="0.5in" svg:y="0in" svg:width="1.22743in" svg:height="5.82813in" draw:id="id130" draw:layer="Master1-bg" draw:style-name="a38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31" draw:layer="Master1-bg" draw:style-name="a38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32" draw:layer="Master1-bg" draw:style-name="a38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33" draw:layer="Master1-bg" draw:style-name="a39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34" draw:layer="Master1-bg" draw:style-name="a39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35" draw:layer="Master1-bg" draw:style-name="a39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24" presentation:style-name="a368" draw:name="Title 1" svg:x="1.62326in" svg:y="5.17592in" svg:width="10.9566in" svg:height="0.61979in" presentation:class="title" presentation:placeholder="false">
        <draw:text-box>
          <text:p text:style-name="a367" text:class-names="" text:cond-style-name=""><text:span text:style-name="a365" text:class-names="">Titelmasterformat durch Klicken bearbeiten</text:span><text:span text:style-name="a366" text:class-names=""/></text:p>
        </draw:text-box>
        <svg:title/>
        <svg:desc/>
      </draw:frame>
      <draw:frame draw:id="id125" presentation:style-name="a372" draw:name="Picture Placeholder 2" svg:x="2.60937in" svg:y="1.01937in" svg:width="8.996in" svg:height="3.46126in" presentation:class="graphic" presentation:placeholder="false">
        <draw:text-box>
          <text:p text:style-name="a371" text:class-names="" text:cond-style-name=""><text:span text:style-name="a369" text:class-names="">Bild durch Klicken auf Symbol hinzufügen</text:span><text:span text:style-name="a370" text:class-names=""/></text:p>
        </draw:text-box>
        <svg:title/>
        <svg:desc/>
      </draw:frame>
      <draw:frame draw:id="id126" presentation:style-name="a376" draw:name="Text Placeholder 3" svg:x="1.62326in" svg:y="5.79572in" svg:width="10.9566in" svg:height="0.53993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Formatvorlagen des Textmasters bearbeiten</text:span></text:p>
            </text:list-item>
          </text:list>
        </draw:text-box>
        <svg:title/>
        <svg:desc/>
      </draw:frame>
      <draw:frame draw:id="id127" presentation:style-name="a380" draw:name="Date Placeholder 4" svg:x="10.64376in" svg:y="6.43403in" svg:width="1.25in" svg:height="0.39931in" presentation:class="date-time" presentation:placeholder="false">
        <draw:text-box>
          <text:p text:style-name="a379" text:class-names="" text:cond-style-name=""><text:span text:style-name="a377" text:class-names=""><text:date text:fixed="false" style:data-style-name="a378">1/1/2000</text:date></text:span></text:p>
        </draw:text-box>
        <svg:title/>
        <svg:desc/>
      </draw:frame>
      <draw:frame draw:id="id128" presentation:style-name="a383" draw:name="Footer Placeholder 5" svg:x="2.81308in" svg:y="6.43403in" svg:width="7.74735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129" presentation:style-name="a386" draw:name="Slide Number Placeholder 6" svg:x="11.9771in" svg:y="6.43403in" svg:width="0.60276in" svg:height="0.39931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el-und-Beschriftung" style:page-layout-name="pageLayout1" draw:style-name="a394">
      <draw:g draw:name="Group 6" draw:id="id136">
        <svg:title/>
        <svg:desc/>
        <draw:custom-shape svg:x="0.5in" svg:y="0in" svg:width="1.22743in" svg:height="5.82813in" draw:id="id142" draw:layer="Master1-bg" draw:style-name="a41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43" draw:layer="Master1-bg" draw:style-name="a41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44" draw:layer="Master1-bg" draw:style-name="a41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45" draw:layer="Master1-bg" draw:style-name="a41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46" draw:layer="Master1-bg" draw:style-name="a41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47" draw:layer="Master1-bg" draw:style-name="a41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7" presentation:style-name="a398" draw:name="Title 1" svg:x="1.62326in" svg:y="0.75in" svg:width="10.9566in" svg:height="3.33333in" presentation:class="title" presentation:placeholder="false">
        <draw:text-box>
          <text:p text:style-name="a397" text:class-names="" text:cond-style-name=""><text:span text:style-name="a395" text:class-names="">Titelmasterformat durch Klicken bearbeiten</text:span><text:span text:style-name="a396" text:class-names=""/></text:p>
        </draw:text-box>
        <svg:title/>
        <svg:desc/>
      </draw:frame>
      <draw:frame draw:id="id138" presentation:style-name="a402" draw:name="Text Placeholder 2" svg:x="1.62326in" svg:y="4.75in" svg:width="10.9566in" svg:height="1.58333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Formatvorlagen des Textmasters bearbeiten</text:span></text:p>
            </text:list-item>
          </text:list>
        </draw:text-box>
        <svg:title/>
        <svg:desc/>
      </draw:frame>
      <draw:frame draw:id="id139" presentation:style-name="a406" draw:name="Date Placeholder 3" svg:x="10.64376in" svg:y="6.43403in" svg:width="1.25in" svg:height="0.39931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1/1/2000</text:date></text:span></text:p>
        </draw:text-box>
        <svg:title/>
        <svg:desc/>
      </draw:frame>
      <draw:frame draw:id="id140" presentation:style-name="a409" draw:name="Footer Placeholder 4" svg:x="2.81308in" svg:y="6.43403in" svg:width="7.74735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41" presentation:style-name="a412" draw:name="Slide Number Placeholder 5" svg:x="11.9771in" svg:y="6.43403in" svg:width="0.60276in" svg:height="0.39931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Zitat-mit-Beschriftung" style:page-layout-name="pageLayout1" draw:style-name="a420">
      <draw:g draw:name="Group 6" draw:id="id148">
        <svg:title/>
        <svg:desc/>
        <draw:custom-shape svg:x="0.5in" svg:y="0in" svg:width="1.22743in" svg:height="5.82813in" draw:id="id157" draw:layer="Master1-bg" draw:style-name="a44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58" draw:layer="Master1-bg" draw:style-name="a45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59" draw:layer="Master1-bg" draw:style-name="a45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60" draw:layer="Master1-bg" draw:style-name="a45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61" draw:layer="Master1-bg" draw:style-name="a45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62" draw:layer="Master1-bg" draw:style-name="a45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49" draw:style-name="a423" draw:name="TextBox 13" svg:x="1.74826in" svg:y="0.94381in" svg:width="0.66667in" svg:height="0.63952in">
        <draw:text-box>
          <text:p text:style-name="a422" text:class-names="" text:cond-style-name=""><text:span text:style-name="a421" text:class-names="">“</text:span></text:p>
        </draw:text-box>
        <svg:title/>
        <svg:desc/>
      </draw:frame>
      <draw:frame draw:id="id150" draw:style-name="a426" draw:name="TextBox 14" svg:x="11.91319in" svg:y="3.08333in" svg:width="0.66667in" svg:height="0.63952in">
        <draw:text-box>
          <text:p text:style-name="a425" text:class-names="" text:cond-style-name=""><text:span text:style-name="a424" text:class-names="">”</text:span></text:p>
        </draw:text-box>
        <svg:title/>
        <svg:desc/>
      </draw:frame>
      <draw:frame draw:id="id151" presentation:style-name="a430" draw:name="Title 1" svg:x="2.41493in" svg:y="0.75in" svg:width="9.8316in" svg:height="3in" presentation:class="title" presentation:placeholder="false">
        <draw:text-box>
          <text:p text:style-name="a429" text:class-names="" text:cond-style-name=""><text:span text:style-name="a427" text:class-names="">Titelmasterformat durch Klicken bearbeiten</text:span><text:span text:style-name="a428" text:class-names=""/></text:p>
        </draw:text-box>
        <svg:title/>
        <svg:desc/>
      </draw:frame>
      <draw:frame draw:id="id152" presentation:style-name="a434" draw:name="Text Placeholder 9" svg:x="2.66493in" svg:y="3.75in" svg:width="9.3316in" svg:height="0.41667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Formatvorlagen des Textmasters bearbeiten</text:span></text:p>
            </text:list-item>
          </text:list>
        </draw:text-box>
        <svg:title/>
        <svg:desc/>
      </draw:frame>
      <draw:frame draw:id="id153" presentation:style-name="a438" draw:name="Text Placeholder 2" svg:x="1.62326in" svg:y="4.75in" svg:width="10.9566in" svg:height="1.58333in" presentation:class="outline" presentation:placeholder="false">
        <draw:text-box>
          <text:list text:style-name="a437">
            <text:list-item>
              <text:p text:style-name="a436" text:class-names="" text:cond-style-name=""><text:span text:style-name="a435" text:class-names="">Formatvorlagen des Textmasters bearbeiten</text:span></text:p>
            </text:list-item>
          </text:list>
        </draw:text-box>
        <svg:title/>
        <svg:desc/>
      </draw:frame>
      <draw:frame draw:id="id154" presentation:style-name="a442" draw:name="Date Placeholder 3" svg:x="10.64376in" svg:y="6.43403in" svg:width="1.25in" svg:height="0.39931in" presentation:class="date-time" presentation:placeholder="false">
        <draw:text-box>
          <text:p text:style-name="a441" text:class-names="" text:cond-style-name=""><text:span text:style-name="a439" text:class-names=""><text:date text:fixed="false" style:data-style-name="a440">1/1/2000</text:date></text:span></text:p>
        </draw:text-box>
        <svg:title/>
        <svg:desc/>
      </draw:frame>
      <draw:frame draw:id="id155" presentation:style-name="a445" draw:name="Footer Placeholder 4" svg:x="2.81308in" svg:y="6.43403in" svg:width="7.74735in" svg:height="0.39931in" presentation:class="footer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156" presentation:style-name="a448" draw:name="Slide Number Placeholder 5" svg:x="11.9771in" svg:y="6.43403in" svg:width="0.60276in" svg:height="0.39931in" presentation:class="page-number" presentation:placeholder="false">
        <draw:text-box>
          <text:p text:style-name="a447" text:class-names="" text:cond-style-name=""><text:span text:style-name="a44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Namenskarte" style:page-layout-name="pageLayout1" draw:style-name="a456">
      <draw:g draw:name="Group 6" draw:id="id163">
        <svg:title/>
        <svg:desc/>
        <draw:custom-shape svg:x="0.5in" svg:y="0in" svg:width="1.22743in" svg:height="5.82813in" draw:id="id169" draw:layer="Master1-bg" draw:style-name="a47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70" draw:layer="Master1-bg" draw:style-name="a47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71" draw:layer="Master1-bg" draw:style-name="a47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72" draw:layer="Master1-bg" draw:style-name="a47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73" draw:layer="Master1-bg" draw:style-name="a47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74" draw:layer="Master1-bg" draw:style-name="a48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64" presentation:style-name="a460" draw:name="Title 1" svg:x="1.62326in" svg:y="3.61831in" svg:width="10.95659in" svg:height="1.6063in" presentation:class="title" presentation:placeholder="false">
        <draw:text-box>
          <text:p text:style-name="a459" text:class-names="" text:cond-style-name=""><text:span text:style-name="a457" text:class-names="">Titelmasterformat durch Klicken bearbeiten</text:span><text:span text:style-name="a458" text:class-names=""/></text:p>
        </draw:text-box>
        <svg:title/>
        <svg:desc/>
      </draw:frame>
      <draw:frame draw:id="id165" presentation:style-name="a464" draw:name="Text Placeholder 2" svg:x="1.62326in" svg:y="5.22461in" svg:width="10.95659in" svg:height="0.94094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Formatvorlagen des Textmasters bearbeiten</text:span></text:p>
            </text:list-item>
          </text:list>
        </draw:text-box>
        <svg:title/>
        <svg:desc/>
      </draw:frame>
      <draw:frame draw:id="id166" presentation:style-name="a468" draw:name="Date Placeholder 3" svg:x="10.64376in" svg:y="6.43403in" svg:width="1.25in" svg:height="0.39931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1/1/2000</text:date></text:span></text:p>
        </draw:text-box>
        <svg:title/>
        <svg:desc/>
      </draw:frame>
      <draw:frame draw:id="id167" presentation:style-name="a471" draw:name="Footer Placeholder 4" svg:x="2.81308in" svg:y="6.43403in" svg:width="7.74735in" svg:height="0.39931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168" presentation:style-name="a474" draw:name="Slide Number Placeholder 5" svg:x="11.9771in" svg:y="6.43403in" svg:width="0.60276in" svg:height="0.39931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Namenskarte-für-Zitat" style:page-layout-name="pageLayout1" draw:style-name="a482">
      <draw:g draw:name="Group 6" draw:id="id175">
        <svg:title/>
        <svg:desc/>
        <draw:custom-shape svg:x="0.5in" svg:y="0in" svg:width="1.22743in" svg:height="5.82813in" draw:id="id184" draw:layer="Master1-bg" draw:style-name="a51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85" draw:layer="Master1-bg" draw:style-name="a51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86" draw:layer="Master1-bg" draw:style-name="a51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87" draw:layer="Master1-bg" draw:style-name="a51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88" draw:layer="Master1-bg" draw:style-name="a51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89" draw:layer="Master1-bg" draw:style-name="a51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6" draw:style-name="a485" draw:name="TextBox 13" svg:x="1.74826in" svg:y="0.94381in" svg:width="0.66667in" svg:height="0.63952in">
        <draw:text-box>
          <text:p text:style-name="a484" text:class-names="" text:cond-style-name=""><text:span text:style-name="a483" text:class-names="">“</text:span></text:p>
        </draw:text-box>
        <svg:title/>
        <svg:desc/>
      </draw:frame>
      <draw:frame draw:id="id177" draw:style-name="a488" draw:name="TextBox 14" svg:x="11.91319in" svg:y="3.08333in" svg:width="0.66667in" svg:height="0.63952in">
        <draw:text-box>
          <text:p text:style-name="a487" text:class-names="" text:cond-style-name=""><text:span text:style-name="a486" text:class-names="">”</text:span></text:p>
        </draw:text-box>
        <svg:title/>
        <svg:desc/>
      </draw:frame>
      <draw:frame draw:id="id178" presentation:style-name="a492" draw:name="Title 1" svg:x="2.41493in" svg:y="0.75in" svg:width="9.8316in" svg:height="3in" presentation:class="title" presentation:placeholder="false">
        <draw:text-box>
          <text:p text:style-name="a491" text:class-names="" text:cond-style-name=""><text:span text:style-name="a489" text:class-names="">Titelmasterformat durch Klicken bearbeiten</text:span><text:span text:style-name="a490" text:class-names=""/></text:p>
        </draw:text-box>
        <svg:title/>
        <svg:desc/>
      </draw:frame>
      <draw:frame draw:id="id179" presentation:style-name="a496" draw:name="Text Placeholder 9" svg:x="1.62326in" svg:y="4.25in" svg:width="10.95659in" svg:height="0.97222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Formatvorlagen des Textmasters bearbeiten</text:span></text:p>
            </text:list-item>
          </text:list>
        </draw:text-box>
        <svg:title/>
        <svg:desc/>
      </draw:frame>
      <draw:frame draw:id="id180" presentation:style-name="a500" draw:name="Text Placeholder 2" svg:x="1.62326in" svg:y="5.22222in" svg:width="10.95659in" svg:height="1.11111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Formatvorlagen des Textmasters bearbeiten</text:span></text:p>
            </text:list-item>
          </text:list>
        </draw:text-box>
        <svg:title/>
        <svg:desc/>
      </draw:frame>
      <draw:frame draw:id="id181" presentation:style-name="a504" draw:name="Date Placeholder 3" svg:x="10.64376in" svg:y="6.43403in" svg:width="1.25in" svg:height="0.39931in" presentation:class="date-time" presentation:placeholder="false">
        <draw:text-box>
          <text:p text:style-name="a503" text:class-names="" text:cond-style-name=""><text:span text:style-name="a501" text:class-names=""><text:date text:fixed="false" style:data-style-name="a502">1/1/2000</text:date></text:span></text:p>
        </draw:text-box>
        <svg:title/>
        <svg:desc/>
      </draw:frame>
      <draw:frame draw:id="id182" presentation:style-name="a507" draw:name="Footer Placeholder 4" svg:x="2.81308in" svg:y="6.43403in" svg:width="7.74735in" svg:height="0.39931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183" presentation:style-name="a510" draw:name="Slide Number Placeholder 5" svg:x="11.9771in" svg:y="6.43403in" svg:width="0.60276in" svg:height="0.39931in" presentation:class="page-number" presentation:placeholder="false">
        <draw:text-box>
          <text:p text:style-name="a509" text:class-names="" text:cond-style-name=""><text:span text:style-name="a5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Wahr-oder-Falsch" style:page-layout-name="pageLayout1" draw:style-name="a518">
      <draw:g draw:name="Group 6" draw:id="id190">
        <svg:title/>
        <svg:desc/>
        <draw:custom-shape svg:x="0.5in" svg:y="0in" svg:width="1.22743in" svg:height="5.82813in" draw:id="id197" draw:layer="Master1-bg" draw:style-name="a54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98" draw:layer="Master1-bg" draw:style-name="a54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99" draw:layer="Master1-bg" draw:style-name="a54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00" draw:layer="Master1-bg" draw:style-name="a54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01" draw:layer="Master1-bg" draw:style-name="a54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02" draw:layer="Master1-bg" draw:style-name="a54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1" presentation:style-name="a522" draw:name="Title 1" svg:x="1.62326in" svg:y="0.75in" svg:width="10.9566in" svg:height="2.98264in" presentation:class="title" presentation:placeholder="false">
        <draw:text-box>
          <text:p text:style-name="a521" text:class-names="" text:cond-style-name=""><text:span text:style-name="a519" text:class-names="">Titelmasterformat durch Klicken bearbeiten</text:span><text:span text:style-name="a520" text:class-names=""/></text:p>
        </draw:text-box>
        <svg:title/>
        <svg:desc/>
      </draw:frame>
      <draw:frame draw:id="id192" presentation:style-name="a526" draw:name="Text Placeholder 9" svg:x="1.62326in" svg:y="3.83333in" svg:width="10.9566in" svg:height="0.91667in" presentation:class="outline" presentation:placeholder="false">
        <draw:text-box>
          <text:list text:style-name="a525">
            <text:list-item>
              <text:p text:style-name="a524" text:class-names="" text:cond-style-name=""><text:span text:style-name="a523" text:class-names="">Formatvorlagen des Textmasters bearbeiten</text:span></text:p>
            </text:list-item>
          </text:list>
        </draw:text-box>
        <svg:title/>
        <svg:desc/>
      </draw:frame>
      <draw:frame draw:id="id193" presentation:style-name="a530" draw:name="Text Placeholder 2" svg:x="1.62326in" svg:y="4.75in" svg:width="10.9566in" svg:height="1.58333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Formatvorlagen des Textmasters bearbeiten</text:span></text:p>
            </text:list-item>
          </text:list>
        </draw:text-box>
        <svg:title/>
        <svg:desc/>
      </draw:frame>
      <draw:frame draw:id="id194" presentation:style-name="a534" draw:name="Date Placeholder 3" svg:x="10.64376in" svg:y="6.43403in" svg:width="1.25in" svg:height="0.39931in" presentation:class="date-time" presentation:placeholder="false">
        <draw:text-box>
          <text:p text:style-name="a533" text:class-names="" text:cond-style-name=""><text:span text:style-name="a531" text:class-names=""><text:date text:fixed="false" style:data-style-name="a532">1/1/2000</text:date></text:span></text:p>
        </draw:text-box>
        <svg:title/>
        <svg:desc/>
      </draw:frame>
      <draw:frame draw:id="id195" presentation:style-name="a537" draw:name="Footer Placeholder 4" svg:x="2.81308in" svg:y="6.43403in" svg:width="7.74735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196" presentation:style-name="a540" draw:name="Slide Number Placeholder 5" svg:x="11.9771in" svg:y="6.43403in" svg:width="0.60276in" svg:height="0.39931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el-und-vertikaler-Text" style:page-layout-name="pageLayout1" draw:style-name="a548">
      <draw:g draw:name="Group 6" draw:id="id203">
        <svg:title/>
        <svg:desc/>
        <draw:custom-shape svg:x="0.5in" svg:y="0in" svg:width="1.22743in" svg:height="5.82813in" draw:id="id209" draw:layer="Master1-bg" draw:style-name="a58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10" draw:layer="Master1-bg" draw:style-name="a58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11" draw:layer="Master1-bg" draw:style-name="a58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12" draw:layer="Master1-bg" draw:style-name="a58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13" draw:layer="Master1-bg" draw:style-name="a58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14" draw:layer="Master1-bg" draw:style-name="a58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04" presentation:style-name="a552" draw:name="Title 1" svg:x="1.62326in" svg:y="0.75in" svg:width="10.9566in" svg:height="1.91667in" presentation:class="title" presentation:placeholder="false">
        <draw:text-box>
          <text:p text:style-name="a551" text:class-names="" text:cond-style-name=""><text:span text:style-name="a549" text:class-names="">Titelmasterformat durch Klicken bearbeiten</text:span><text:span text:style-name="a550" text:class-names=""/></text:p>
        </draw:text-box>
        <svg:title/>
        <svg:desc/>
      </draw:frame>
      <draw:frame draw:id="id205" presentation:style-name="a569" draw:name="Vertical Text Placeholder 2" svg:x="1.62326in" svg:y="2.91667in" svg:width="10.9566in" svg:height="3.4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Formatvorlagen des Textmasters bearbeiten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Zweite Ebene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Dritte Ebene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ünfte Ebene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573" draw:name="Date Placeholder 3" svg:x="10.64376in" svg:y="6.43403in" svg:width="1.25in" svg:height="0.39931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/1/2000</text:date></text:span></text:p>
        </draw:text-box>
        <svg:title/>
        <svg:desc/>
      </draw:frame>
      <draw:frame draw:id="id207" presentation:style-name="a576" draw:name="Footer Placeholder 4" svg:x="2.81308in" svg:y="6.43403in" svg:width="7.74735in" svg:height="0.39931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208" presentation:style-name="a579" draw:name="Slide Number Placeholder 5" svg:x="11.9771in" svg:y="6.43403in" svg:width="0.60276in" svg:height="0.39931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kaler-Titel-und-Text" style:page-layout-name="pageLayout1" draw:style-name="a587">
      <draw:g draw:name="Group 6" draw:id="id215">
        <svg:title/>
        <svg:desc/>
        <draw:custom-shape svg:x="0.5in" svg:y="0in" svg:width="1.22743in" svg:height="5.82813in" draw:id="id221" draw:layer="Master1-bg" draw:style-name="a61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22" draw:layer="Master1-bg" draw:style-name="a62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23" draw:layer="Master1-bg" draw:style-name="a62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24" draw:layer="Master1-bg" draw:style-name="a62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25" draw:layer="Master1-bg" draw:style-name="a62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26" draw:layer="Master1-bg" draw:style-name="a62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6" presentation:style-name="a591" draw:name="Vertical Title 1" svg:x="10.64376in" svg:y="0.75in" svg:width="1.9361in" svg:height="5.58333in" presentation:class="title" presentation:placeholder="false">
        <draw:text-box>
          <text:p text:style-name="a590" text:class-names="" text:cond-style-name=""><text:span text:style-name="a588" text:class-names="">Titelmasterformat durch Klicken bearbeiten</text:span><text:span text:style-name="a589" text:class-names=""/></text:p>
        </draw:text-box>
        <svg:title/>
        <svg:desc/>
      </draw:frame>
      <draw:frame draw:id="id217" presentation:style-name="a608" draw:name="Vertical Text Placeholder 2" svg:x="1.62326in" svg:y="0.75in" svg:width="8.7705in" svg:height="5.58333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Formatvorlagen des Textmasters bearbeiten</text:span></text:p>
            </text:list-item>
          </text:list>
          <text:list text:style-name="a597">
            <text:list-item>
              <text:list text:style-name="a597">
                <text:list-item>
                  <text:p text:style-name="a596" text:class-names="" text:cond-style-name=""><text:span text:style-name="a595" text:class-names="">Zweite Ebene</text:span></text:p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p text:style-name="a599" text:class-names="" text:cond-style-name=""><text:span text:style-name="a59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p text:style-name="a602" text:class-names="" text:cond-style-name=""><text:span text:style-name="a60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list text:style-name="a607">
                            <text:list-item>
                              <text:p text:style-name="a606" text:class-names="" text:cond-style-name=""><text:span text:style-name="a604" text:class-names="">Fünfte Ebene</text:span><text:span text:style-name="a6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612" draw:name="Date Placeholder 3" svg:x="10.64376in" svg:y="6.43403in" svg:width="1.25in" svg:height="0.39931in" presentation:class="date-time" presentation:placeholder="false">
        <draw:text-box>
          <text:p text:style-name="a611" text:class-names="" text:cond-style-name=""><text:span text:style-name="a609" text:class-names=""><text:date text:fixed="false" style:data-style-name="a610">1/1/2000</text:date></text:span></text:p>
        </draw:text-box>
        <svg:title/>
        <svg:desc/>
      </draw:frame>
      <draw:frame draw:id="id219" presentation:style-name="a615" draw:name="Footer Placeholder 4" svg:x="2.81308in" svg:y="6.43403in" svg:width="7.74735in" svg:height="0.39931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220" presentation:style-name="a618" draw:name="Slide Number Placeholder 5" svg:x="11.9771in" svg:y="6.43403in" svg:width="0.60276in" svg:height="0.39931in" presentation:class="page-number" presentation:placeholder="false">
        <draw:text-box>
          <text:p text:style-name="a617" text:class-names="" text:cond-style-name=""><text:span text:style-name="a616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ichael Schreier</meta:initial-creator>
    <dc:creator>Michael Schreier</dc:creator>
    <meta:creation-date>2016-06-20T11:41:41Z</meta:creation-date>
    <dc:date>2016-06-20T11:44:21Z</dc:date>
    <meta:template xlink:href="TM03457496%5b%5bfn=Parallax%5d%5d" xlink:type="simple"/>
    <meta:editing-cycles>1</meta:editing-cycles>
    <meta:editing-duration>PT0S</meta:editing-duration>
    <meta:document-statistic meta:paragraph-count="0" meta:word-count="0"/>
  </office:meta>
</office:document-meta>
</file>